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2.348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outline1" style:list-style-name="L3">
      <style:graphic-properties fo:min-height="11.929cm"/>
    </style:style>
    <style:style style:name="pr7" style:family="presentation" style:parent-style-name="midnightblue-outline1" style:list-style-name="L3">
      <style:graphic-properties fo:min-height="11.929cm"/>
    </style:style>
    <style:style style:name="pr8" style:family="presentation" style:parent-style-name="midnightblue-outline1" style:list-style-name="L3">
      <style:graphic-properties fo:min-height="11.929cm"/>
    </style:style>
    <style:style style:name="pr9" style:family="presentation" style:parent-style-name="midnightblue-outline1" style:list-style-name="L3">
      <style:graphic-properties fo:min-height="11.929cm"/>
    </style:style>
    <style:style style:name="pr10" style:family="presentation" style:parent-style-name="midnightblue-outline1" style:list-style-name="L3">
      <style:graphic-properties fo:min-height="11.929cm"/>
    </style:style>
    <style:style style:name="pr11" style:family="presentation" style:parent-style-name="midnightblue-outline1" style:list-style-name="L3">
      <style:graphic-properties fo:min-height="11.929cm"/>
    </style:style>
    <style:style style:name="pr12" style:family="presentation" style:parent-style-name="midnightblue-outline1" style:list-style-name="L3">
      <style:graphic-properties fo:min-height="11.929cm"/>
    </style:style>
    <style:style style:name="pr13" style:family="presentation" style:parent-style-name="midnightblue-outline1" style:list-style-name="L3">
      <style:graphic-properties fo:min-height="11.929cm"/>
    </style:style>
    <style:style style:name="pr14" style:family="presentation" style:parent-style-name="midnightblue-outline1" style:list-style-name="L3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32">
        <draw:frame presentation:style-name="pr1" draw:layer="layout" svg:width="25.199cm" svg:height="3.506cm" svg:x="1.4cm" svg:y="0.837cm" presentation:class="title" presentation:user-transformed="true">
          <draw:text-box>
            <text:p>GIT</text:p>
          </draw:text-box>
        </draw:frame>
        <draw:frame presentation:style-name="pr2" draw:text-style-name="P1" draw:layer="layout" svg:width="26cm" svg:height="12.348cm" svg:x="0.924cm" svg:y="3.654cm" presentation:class="subtitle" presentation:user-transformed="true">
          <draw:text-box>
            <text:p>Autorzy:<text:line-break/><text:line-break/>Adam Kazmierczak</text:p>
            <text:p>Arkadiusz Bomb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o to GI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System kontroli wersji korego celem jest:</text:p>
              </text:list-header>
              <text:list-item>
                <text:p>Sledzenie zmian w kodzie zrodlowym</text:p>
              </text:list-item>
              <text:list-item>
                <text:p>Pomoc w laczeniu roznych wersji</text:p>
                <text:p>Cechy GIT-a:</text:p>
              </text:list-item>
              <text:list-item>
                <text:p>Rozproszony</text:p>
              </text:list-item>
              <text:list-item>
                <text:p>Szybki</text:p>
              </text:list-item>
              <text:list-item>
                <text:p>Latwy w nauce </text:p>
              </text:list-item>
              <text:list-item>
                <text:p>Darmowe oprogramowan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Instalacja GIT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3">
              <text:list-item>
                <text:p>Otworz terminal</text:p>
              </text:list-item>
              <text:list-item>
                <text:p>Wpisz: sudo apt-get install git</text:p>
              </text:list-item>
              <text:list-item>
                <text:p>Czekaj</text:p>
              </text:list-item>
              <text:list-item>
                <text:p>Odpowiedz na [y/n] : 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rzechowalni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ecjalne miejsce przechowujace pliki ktore trafia do systemu kontroli wersj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worzenie folderu-portalu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W terminalu wpisz:</text:p>
              </text:list-header>
              <text:list-item>
                <text:p>mkdir nazwa_projektu <text:s text:c="2"/>(tworzy folder)</text:p>
              </text:list-item>
              <text:list-item>
                <text:p>cd nazwa_projektu (wchodzimy do niego)</text:p>
              </text:list-item>
              <text:list-item>
                <text:p>git init (inicjalizacja gita w folderz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odstawowa konfiguracj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Wpisz w terminalu:</text:p>
              </text:list-header>
            </text:list>
            <text:list text:style-name="L3">
              <text:list-item>
                <text:p>git config - -l <text:s/>(lista konfigutacji)</text:p>
              </text:list-item>
              <text:list-item>
                <text:p>Git config - -global user.name “imie nazwisko”</text:p>
              </text:list-item>
              <text:list-item>
                <text:p>Git config - -global user.email “email@lol.com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Repozytoriu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rzechowuje informacje o wersjach kodu zrodlowe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5.199cm" svg:height="3.939cm" svg:x="1.4cm" svg:y="0.621cm" presentation:class="title" presentation:user-transformed="true">
          <draw:text-box>
            <text:p>Dodawanie plikow do repozytorium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usisz byc w miejscu inicjacji git</text:p>
              </text:list-item>
              <text:list-item>
                <text:p>Czesto tworzy sie w “home”</text:p>
              </text:list-item>
              <text:list-item>
                <text:p>Utworz plik np: strona.html</text:p>
              </text:list-item>
              <text:list-item>
                <text:p>Napisz w termianlu: git status</text:p>
              </text:list-item>
              <text:list-item>
                <text:p>Pownien wyswieltic sie plik</text:p>
              </text:list-item>
              <text:list-item>
                <text:p>Napisz: git add strona.html (plik do przechowalni)</text:p>
              </text:list-item>
              <text:list-item>
                <text:p>Napisz: git stat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Komenda commit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ommit – zapis okreslonej wersji kodu zrodlowego w systemie kontroli wersji<text:line-break/></text:p>
              </text:list-header>
              <text:list-item>
                <text:p>Git commit -m “wyslano strone”</text:p>
              </text:list-item>
              <text:list-item>
                <text:p>Git statu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ogowanie</text:p>
          </draw:text-box>
        </draw:frame>
        <draw:frame presentation:style-name="pr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apisz: git log</text:p>
              </text:list-item>
              <text:list-item>
                <text:p>Wyswietla sie nasze dane logowania. Oraz lista commit</text:p>
              </text:list-item>
              <text:list-item>
                <text:p>Numery typu 9615486154adas5564a65 to ID commi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Komendy wazn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kdir nazwa (tworzy folder)</text:p>
              </text:list-item>
              <text:list-item>
                <text:p>Cd nazwa (wchodzimy do niego)</text:p>
              </text:list-item>
              <text:list-item>
                <text:p>Git init (inicjalziacja gita)</text:p>
              </text:list-item>
              <text:list-item>
                <text:p>Git add nazwa.txt (plik do przechowalni)</text:p>
              </text:list-item>
              <text:list-item>
                <text:p>Git commit -m “komenda” (przesyla plik z przechowalni do gita)</text:p>
              </text:list-item>
              <text:list-item>
                <text:p>Git status (status przechowalni)</text:p>
              </text:list-item>
              <text:list-item>
                <text:p>Git log (status git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HELP!!!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apisz: gir help</text:p>
              </text:list-item>
              <text:list-item>
                <text:p>Wyskakuja mozliwe komendy</text:p>
              </text:list-item>
              <text:list-item>
                <text:p>Napisz: git help commit</text:p>
              </text:list-item>
              <text:list-item>
                <text:p>Wysakuja mozliwe podkomend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prawdzani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apisz: Ls (co jest w folderze)</text:p>
              </text:list-item>
              <text:list-item>
                <text:p>Dodaj nowy plik np:dane.cpp</text:p>
              </text:list-item>
              <text:list-item>
                <text:p>Git add dane.cpp</text:p>
              </text:list-item>
              <text:list-item>
                <text:p>Git commit -m “now plik”</text:p>
              </text:list-item>
              <text:list-item>
                <text:p>Git log</text:p>
              </text:list-item>
              <text:list-item>
                <text:p>Zmien cos w pliku </text:p>
              </text:list-item>
              <text:list-item>
                <text:p>Git status (widac modyfied)</text:p>
              </text:list-item>
              <text:list-item>
                <text:p>Git add. Git commit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owrot do poprzedniego stanu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apisz: git log</text:p>
              </text:list-item>
              <text:list-item>
                <text:p>Przepis PIERWSZE 5 ZNAKOW z poprzedniego commita pliku dane.cpp</text:p>
              </text:list-item>
              <text:list-item>
                <text:p>Napisz: git checkout 75a54(to te znaki)</text:p>
              </text:list-item>
              <text:list-item>
                <text:p>Plik dane.cpp wrocil do porzedniego stanu</text:p>
              </text:list-item>
              <text:list-item>
                <text:p>Napisz: git checkout master</text:p>
              </text:list-item>
              <text:list-item>
                <text:p>Poprzednia komenda cofnie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BitBucket Poczatek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ejdz na <text:a xlink:href="https://bitbucket.org/" xlink:type="simple">https://bitbucket.org</text:a></text:p>
              </text:list-item>
              <text:list-item>
                <text:p>Zaloguj sie (mozesz poprzez gmaila)</text:p>
              </text:list-item>
              <text:list-item>
                <text:p>Zapamietaj haslo </text:p>
              </text:list-item>
              <text:list-item>
                <text:p>Utworz repozytotium</text:p>
              </text:list-item>
              <text:list-item>
                <text:p>Skopiuj link do nie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Wrzucanie (Push)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apisz: git remote add origin http…. .git </text:p>
              </text:list-item>
              <text:list-item>
                <text:p>Napisz: git push -u origin master</text:p>
              </text:list-item>
              <text:list-item>
                <text:p>Czekaj…</text:p>
              </text:list-item>
              <text:list-item>
                <text:p>Wpisz haslo (jest niewidzialne)</text:p>
              </text:list-item>
              <text:list-item>
                <text:p>Wcisnij ENTER</text:p>
              </text:list-item>
              <text:list-item>
                <text:p>Czekaj….</text:p>
              </text:list-item>
              <text:list-item>
                <text:p>Zobacz w przegladarce swoje dziel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LON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pisz: git clone http…..nasz adres</text:p>
              </text:list-item>
              <text:list-item>
                <text:p>Czeka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PULL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Zmodyfikuj plik dane.cpp</text:p>
              </text:list-item>
              <text:list-item>
                <text:p>Git add dane.cpp</text:p>
              </text:list-item>
              <text:list-item>
                <text:p>Git commit -m “druga zmiana”</text:p>
              </text:list-item>
              <text:list-item>
                <text:p>Git pull</text:p>
              </text:list-item>
              <text:list-item>
                <text:p>Git push</text:p>
              </text:list-item>
              <text:list-item>
                <text:p>Gdy nie dziala push: <text:line-break/>git config - -global push.default matching</text:p>
              </text:list-item>
              <text:list-item>
                <text:p>Git push</text:p>
              </text:list-item>
              <text:list-item>
                <text:p>Wpisz haslo</text:p>
              </text:list-item>
              <text:list-item>
                <text:p>Zmiana w pliku w repozytori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Dzielenie sie z innymi repozytoriu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item>
                <text:p>W przegladarce na stronie bitbucket</text:p>
              </text:list-item>
              <text:list-item>
                <text:p>Zaloguj sie</text:p>
              </text:list-item>
              <text:list-item>
                <text:p>Wejdz w swoje repozytorium</text:p>
              </text:list-item>
              <text:list-item>
                <text:p>Zakaldka source</text:p>
              </text:list-item>
              <text:list-item>
                <text:p>Po prawej stronie jest “SHARE WITH FRIEND”</text:p>
              </text:list-item>
              <text:list-item>
                <text:p>Wpisz maila przyjaciela</text:p>
              </text:list-item>
              <text:list-item>
                <text:p>Wyslij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Wyszukiwanie</text:p>
          </draw:text-box>
        </draw:frame>
        <draw:frame presentation:style-name="pr1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apisz:git log (duzo danych)</text:p>
              </text:list-item>
              <text:list-item>
                <text:p>Napisz:git log - -grep=”zmiana”<text:line-break/>(wyszukiwuje commit-y tylko z komentarzem zawierajacym to slowo)</text:p>
              </text:list-item>
              <text:list-item>
                <text:p>Napisz:git log- -since=2016-10-19 - -until=2016-10-20 (commit-y z przedzialu czasowego)</text:p>
              </text:list-item>
              <text:list-item>
                <text:p>Napisz:git log <text:s/>- -skip=3(trzy pierwsze commit-y pomijamy)</text:p>
              </text:list-item>
              <text:list-item>
                <text:p>Napisz:git short</text:p>
              </text:list-item>
              <text:list-item>
                <text:p>Napisz:git help short</text:p>
              </text:list-item>
              <text:list-item>
                <text:p>Napisz:git short -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github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3:15:12.934444480</meta:creation-date>
    <meta:generator>LibreOffice/5.1.4.2$Linux_X86_64 LibreOffice_project/10m0$Build-2</meta:generator>
    <dc:date>2016-10-19T18:02:46.393328577</dc:date>
    <meta:editing-duration>PT4H4M44S</meta:editing-duration>
    <meta:editing-cycles>20</meta:editing-cycles>
    <meta:document-statistic meta:object-count="119"/>
  </office:meta>
</office:document-meta>
</file>